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7_21-22-16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8_01-50-09_000.jpg</text:p>
          </table:table-cell>
          <table:table-cell table:style-name="ce25" office:value-type="string">
            <text:p>:m :PHOTO 寝た時刻 / 2022 / オナニー、未了、duration=３０分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未了、duration=３０分ぐらい,other=~">
            <text:p>:m :PHOTO 寝た時刻 / 2022 / オナニー、未了、duration=３０分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8_04-52-40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8_09-19-52_000.jpg</text:p>
          </table:table-cell>
          <table:table-cell table:style-name="ce25" office:value-type="string">
            <text:p>:m :PHOTO 起き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8_09-52-42_000.mp4</text:p>
          </table:table-cell>
          <table:table-cell table:style-name="ce25" office:value-type="string">
            <text:p>:VIDEO / @自宅 / subject=マッサージ / when=~ / what= / for=左肩：やり方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VIDEO / @自宅 / subject=マッサージ / when=~ / what= / for=左肩：やり方,other=~">
            <text:p>:VIDEO / @自宅 / subject=マッサージ / when=~ / what= / for=左肩：やり方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28_14-11-28_000.jpg</text:p>
          </table:table-cell>
          <table:table-cell table:style-name="ce34" office:value-type="string">
            <text:p>:m RES 1*2 / free# JVEMV6 68#_190:1 / 68. theoretical-physics(tp) / w=~,topics=equivalence-class,other=orig+;orig:線と点との、位置関係を、表現するための、関数表現,s=~,i=~,doc=r-11-1~1.3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2 / free# JVEMV6 68#_190:1 / 68. theoretical-physics(tp) / w=~,topics=equivalence-class,other=orig+;orig:線と点との、位置関係を、表現するための、関数表現,s=~,i=~,doc=r-11-1~1.3">
            <text:p>:m RES 1*2 / free# JVEMV6 68#_190:1 / 68. theoretical-physics(tp) / w=~,topics=equivalence-class,other=orig+;orig:線と点との、位置関係を、表現するための、関数表現,s=~,i=~,doc=r-11-1~1.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28_14-11-50_000.jpg</text:p>
          </table:table-cell>
          <table:table-cell table:style-name="ce34" office:value-type="string">
            <text:p>:m RES 2*2 / free# JVEMV6 68#_190:1 / 68. theoretical-physics(tp) / w=~,topics=equivalence-class,other=orig:線と点との、位置関係を、表現するための、関数表現,s=~,i=~,doc=r-11-1~1.3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2 / free# JVEMV6 68#_190:1 / 68. theoretical-physics(tp) / w=~,topics=equivalence-class,other=orig:線と点との、位置関係を、表現するための、関数表現,s=~,i=~,doc=r-11-1~1.3">
            <text:p>:m RES 2*2 / free# JVEMV6 68#_190:1 / 68. theoretical-physics(tp) / w=~,topics=equivalence-class,other=orig:線と点との、位置関係を、表現するための、関数表現,s=~,i=~,doc=r-11-1~1.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6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2022/03/01</text:date>, <text:time>09:0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1T09:01:21.93</dc:date>
    <dc:creator>iwabuchi ken</dc:creator>
    <meta:editing-duration>P43DT14H45M</meta:editing-duration>
    <meta:editing-cycles>14654</meta:editing-cycles>
    <meta:document-statistic meta:table-count="2" meta:cell-count="485" meta:object-count="0"/>
    <meta:user-defined meta:name="qrichtext">1</meta:user-defined>
  </office:meta>
</office:document-meta>
</file>